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3" style:parent-style-name="Normal" style:family="paragraph">
      <style:text-properties fo:font-weight="bold" style:font-weight-asian="bold" fo:font-size="14pt" style:font-size-asian="14pt"/>
    </style:style>
    <style:style style:name="P4" style:parent-style-name="Normal" style:family="paragraph">
      <style:text-properties fo:font-size="14pt" style:font-size-asian="14pt"/>
    </style:style>
    <style:style style:name="P5" style:parent-style-name="Normal" style:family="paragraph">
      <style:text-properties fo:font-size="14pt" style:font-size-asian="14pt"/>
    </style:style>
    <style:style style:name="P6" style:parent-style-name="Normal" style:family="paragraph">
      <style:text-properties fo:font-size="14pt" style:font-size-asian="14pt"/>
    </style:style>
    <style:style style:name="P7" style:parent-style-name="Normal" style:family="paragraph">
      <style:text-properties fo:font-size="14pt" style:font-size-asian="14pt"/>
    </style:style>
    <style:style style:name="P8" style:parent-style-name="Normal" style:family="paragraph">
      <style:text-properties fo:font-size="14pt" style:font-size-asian="14pt"/>
    </style:style>
    <style:style style:name="P9" style:parent-style-name="Normal" style:family="paragraph">
      <style:text-properties fo:font-size="14pt" style:font-size-asian="14pt"/>
    </style:style>
    <style:style style:name="P10" style:parent-style-name="Normal" style:family="paragraph">
      <style:text-properties fo:font-size="14pt" style:font-size-asian="14pt"/>
    </style:style>
    <style:style style:name="P11" style:parent-style-name="Normal" style:family="paragraph">
      <style:text-properties fo:font-size="14pt" style:font-size-asian="14pt"/>
    </style:style>
    <style:style style:name="P12" style:parent-style-name="Normal" style:family="paragraph">
      <style:text-properties fo:font-size="14pt" style:font-size-asian="14pt"/>
    </style:style>
    <style:style style:name="P13" style:parent-style-name="Normal" style:family="paragraph">
      <style:text-properties fo:font-size="14pt" style:font-size-asian="14pt"/>
    </style:style>
    <style:style style:name="P14" style:parent-style-name="Normal" style:family="paragraph">
      <style:text-properties fo:font-size="14pt" style:font-size-asian="14pt"/>
    </style:style>
    <style:style style:name="P15" style:parent-style-name="Normal" style:family="paragraph">
      <style:text-properties fo:font-size="14pt" style:font-size-asian="14pt"/>
    </style:style>
    <style:style style:name="P16" style:parent-style-name="Normal" style:family="paragraph">
      <style:text-properties fo:font-size="14pt" style:font-size-asian="14pt"/>
    </style:style>
    <style:style style:name="P17" style:parent-style-name="Normal" style:family="paragraph">
      <style:text-properties fo:font-size="14pt" style:font-size-asian="14pt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text-properties fo:font-size="14pt" style:font-size-asian="14pt"/>
    </style:style>
    <style:style style:name="P20" style:parent-style-name="Normal" style:family="paragraph">
      <style:text-properties fo:font-size="14pt" style:font-size-asian="14pt"/>
    </style:style>
    <style:style style:name="P21" style:parent-style-name="Normal" style:family="paragraph">
      <style:text-properties fo:font-size="14pt" style:font-size-asian="14pt"/>
    </style:style>
  </office:automatic-styles>
  <office:body>
    <office:text text:use-soft-page-breaks="true">
      <text:p text:style-name="P1">Autorisation parentale<text:s/>LAN<text:s/></text:p>
      <text:p text:style-name="P2"/>
      <text:p text:style-name="P3"><text:s/></text:p>
      <text:p text:style-name="P4">Ce document doit être obligatoirement<text:s/>être<text:s/>signé par le tuteur légal de l’enfant mineur en plus de la fiche d’inscription dûment remplie.<text:s/>Les organisateurs pourront réclamer ce document pour tout mineur souhaitant participer à l’événement.</text:p>
      <text:p text:style-name="P5"/>
      <text:p text:style-name="P6">Nom et Prénom de l’enfant : _________________________________________</text:p>
      <text:p text:style-name="P7">Nom et adresse complète du tuteur légal :</text:p>
      <text:p text:style-name="P8">___________________________________________________________________________________________________________________________________________________________________________________________________</text:p>
      <text:p text:style-name="P9"/>
      <text:p text:style-name="P10">Numéro de téléphone à contacter en cas d’urgence :<text:s/>_____________________</text:p>
      <text:p text:style-name="P11">E-mail (facultatif) : _________________________________________________</text:p>
      <text:p text:style-name="P12">Je soussigné(e), ___________________________________________________, autorise mon enfant à participer l’événement CES’ESPORT, à Reims, le 2 et le 3 novembre 2019.</text:p>
      <text:p text:style-name="P13">J’autorise également les organisateurs à agir si toute action médicale se présente et est nécessaire.</text:p>
      <text:p text:style-name="P14"/>
      <text:p text:style-name="P15"/>
      <text:p text:style-name="P16">Date : ___ /___ /___</text:p>
      <text:p text:style-name="P17"/>
      <text:p text:style-name="P18">Signature du tuteur légal</text:p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draw:frame draw:z-index="251658240" draw:style-name="a0" draw:name="Image 1" text:anchor-type="paragraph" svg:x="6.04174in" svg:y="-0.45316in" svg:width="1.14286in" svg:height="0.93021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AAFANE RANIA</meta:initial-creator>
    <dc:creator>ZAAFANE RANIA</dc:creator>
    <meta:creation-date>2018-12-18T10:59:00Z</meta:creation-date>
    <dc:date>2018-12-18T11:31:00Z</dc:date>
    <meta:template xlink:href="Normal" xlink:type="simple"/>
    <meta:editing-cycles>2</meta:editing-cycles>
    <meta:editing-duration>PT1920S</meta:editing-duration>
    <meta:document-statistic meta:page-count="1" meta:paragraph-count="14" meta:word-count="160" meta:character-count="1031" meta:row-count="35" meta:non-whitespace-character-count="885"/>
  </office:meta>
</office:document-meta>
</file>